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1c2410" fo:background-color="transparent"/>
    </style:style>
    <style:style style:name="P2" style:family="paragraph" style:parent-style-name="Standard">
      <style:text-properties officeooo:paragraph-rsid="001c2410"/>
    </style:style>
    <style:style style:name="P3" style:family="paragraph" style:parent-style-name="Subtitle">
      <style:text-properties officeooo:paragraph-rsid="001c2410"/>
    </style:style>
    <style:style style:name="T1" style:family="text">
      <style:text-properties officeooo:rsid="001c2410"/>
    </style:style>
    <style:style style:name="T2" style:family="text">
      <style:text-properties fo:color="#333333" loext:opacity="100%" officeooo:rsid="001c2410"/>
    </style:style>
    <style:style style:name="T3" style:family="text">
      <style:text-properties style:use-window-font-color="true" loext:opacity="0%" fo:background-color="#000000" loext:char-shading-value="0"/>
    </style:style>
    <style:style style:name="T4" style:family="text">
      <style:text-properties style:use-window-font-color="true" loext:opacity="0%" officeooo:rsid="001c2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tividade avaliativa dia 07/06</text:p>
      <text:p text:style-name="P3"><text:span text:style-name="T2">Maria Tereza C. Brachini<text:line-break/><text:line-break/></text:span></text:p>
      <text:p text:style-name="P2"><text:span text:style-name="T3"><text:s text:c="4"/>String[] Disciplinas = {</text:span></text:p>
      <text:p text:style-name="P2"><text:span text:style-name="T3"><text:s text:c="12"/>"Disciplina 1", "Disciplina 2", "Disciplina 3",</text:span></text:p>
      <text:p text:style-name="P2"><text:span text:style-name="T3"><text:s text:c="12"/>"Disciplina 4", "Disciplina 5", "Disciplina 6",</text:span></text:p>
      <text:p text:style-name="P2"><text:span text:style-name="T3"><text:s text:c="12"/>"Disciplina 7",</text:span></text:p>
      <text:p text:style-name="P2"><text:span text:style-name="T3"><text:s text:c="4"/>};</text:span></text:p>
      <text:p text:style-name="P1"><text:span text:style-name="T4">É criado um array Disciplinas que recebe os dados dos nomes das disciplinas.</text:span></text:p>
      <text:p text:style-name="P2"><text:span text:style-name="T3"/></text:p>
      <text:p text:style-name="P2"><text:span text:style-name="T3"><text:s text:c="8"/>ArrayAdapter&lt;String&gt; arrayDisciplinas = new ArrayAdapter&lt;&gt;(</text:span></text:p>
      <text:p text:style-name="P2"><text:span text:style-name="T3"><text:s text:c="16"/>this, android.R.layout.simple_list_item_1, Disciplinas</text:span></text:p>
      <text:p text:style-name="P2"><text:span text:style-name="T3"><text:s text:c="8"/>);</text:span></text:p>
      <text:p text:style-name="P1"><text:span text:style-name="T4">Transforma o array em lista, que cada nome é um item.</text:span></text:p>
      <text:p text:style-name="P1"><text:span text:style-name="T4"/></text:p>
      <text:p text:style-name="P2"><text:span text:style-name="T3"><text:s text:c="8"/>ListView listaDisciplina = (ListView)findViewById(R.id.listaDisciplinas);</text:span></text:p>
      <text:p text:style-name="P1"><text:span text:style-name="T4">Vincula o id com a variável “listaDisciplinas”.</text:span></text:p>
      <text:p text:style-name="P1"><text:span text:style-name="T4"/></text:p>
      <text:p text:style-name="P2"><text:span text:style-name="T3"><text:s text:c="8"/>listaDisciplina.setAdapter(arrayDisciplinas);</text:span></text:p>
      <text:p text:style-name="P2"><text:span text:style-name="T1">Associa o ListView ao arrayDisciplinas para que possa ser mostrado as disciplinas em itens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0T11:12:32.308000000</dc:date>
    <meta:editing-duration>PT23M43S</meta:editing-duration>
    <meta:editing-cycles>1</meta:editing-cycles>
    <meta:document-statistic meta:table-count="0" meta:image-count="0" meta:object-count="0" meta:page-count="1" meta:paragraph-count="16" meta:word-count="86" meta:character-count="784" meta:non-whitespace-character-count="619"/>
    <meta:generator>LibreOffice/7.4.4.2$Windows_X86_64 LibreOffice_project/85569322deea74ec9134968a29af2df5663baa21</meta:generator>
  </office:meta>
</office:document-meta>
</file>